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Rosario Mory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04/08/2021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PO2108-0002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CAJA DE POLLO BB KRAFT CON IMPRESION<text:line-break/>Impresión con el logotipo Genetica Avicola (Test: 225, Tipo impresión: FLEXO<text:line-break/>DIMENSIONES cm:<text:line-break/>Largo: 62.10<text:line-break/>Ancho:45.90<text:line-break/>Alto: 14.30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9">TEST 225</text:p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2000</text:p>
          </table:table-cell>
          <table:table-cell table:style-name="Tableau1.A2" office:value-type="string">
            <text:p text:style-name="P9">1.245</text:p>
          </table:table-cell>
          <table:table-cell table:style-name="Tableau1.F2" office:value-type="string">
            <text:p text:style-name="P10">2490</text:p>
            <text:p text:style-name="P10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2490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Factura Electrónica Negociable - Al Credito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22:04:31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